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8.7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275cm" fo:break-before="auto" style:use-optimal-row-height="true"/>
    </style:style>
    <style:style style:name="ro7" style:family="table-row">
      <style:table-row-properties style:row-height="3.3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Arial Unicode MS" style:font-name-complex="Arial Unicode MS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urzpräsentation" table:style-name="ta1">
        <table:table-column table:style-name="co1" table:default-cell-style-name="ce33"/>
        <table:table-column table:style-name="co2" table:default-cell-style-name="ce37"/>
        <table:table-column table:style-name="co3" table:default-cell-style-name="ce37"/>
        <table:table-column table:style-name="co4" table:default-cell-style-name="Default"/>
        <table:table-row table:style-name="ro1">
          <table:table-cell table:style-name="ce30" office:value-type="string" calcext:value-type="string">
            <text:p>Bewertung Kurzreferat und Handou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Klasse: IN15-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Abgabe / Präsentation: 13.11.20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>
            <text:p>Aufgabe</text:p>
          </table:table-cell>
          <table:table-cell table:style-name="ce31" office:value-type="string" calcext:value-type="string">
            <text:p>Max. Punkte</text:p>
          </table:table-cell>
          <table:table-cell table:style-name="ce31" office:value-type="string" calcext:value-type="string">
            <text:p>Köppel, Federico</text:p>
          </table:table-cell>
          <table:table-cell table:style-name="ce31"/>
        </table:table-row>
        <table:table-row table:style-name="ro3">
          <table:table-cell table:style-name="ce31" office:value-type="string" calcext:value-type="string">
            <text:p>Thema:</text:p>
          </table:table-cell>
          <table:table-cell table:style-name="ce31"/>
          <table:table-cell table:style-name="ce31" office:value-type="string" calcext:value-type="string">
            <text:p>Session Hijacking</text:p>
          </table:table-cell>
          <table:table-cell table:style-name="ce31" office:value-type="string" calcext:value-type="string">
            <text:p>Bemerkungen</text:p>
          </table:table-cell>
        </table:table-row>
        <table:table-row table:style-name="ro4">
          <table:table-cell table:style-name="ce32" office:value-type="string" calcext:value-type="string">
            <text:p>Präsentation und Demo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as Bedrohungsszenario wurde technisch korrekt erläute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ie erhält man eine Session? gut, trägt als </text:p>
            <text:p>Hintergrundinfo zum Verständnis bei</text:p>
          </table:table-cell>
        </table:table-row>
        <table:table-row table:style-name="ro4">
          <table:table-cell office:value-type="string" calcext:value-type="string">
            <text:p>Mind. 1 mögliche Schutzmassnahme wurde technisch korrekt erläuter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Klare Sprache, verständliche Ausdrucksweise, Nervosität im Griff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Sinnvoller Einsatz von Hilfsmittel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 schnell hin/her geklickt, nicht alle Ihre Tätigkeiten erklärt. </text:p>
            <text:p>schwierig, zu folgen. Hier etwas langsamer und den Leuten</text:p>
            <text:p>Erklären, was Sie am Bildschirm tun.</text:p>
          </table:table-cell>
        </table:table-row>
        <table:table-row table:style-name="ro4">
          <table:table-cell office:value-type="string" calcext:value-type="string">
            <text:p>Demo: der Kandidat kann die Anwendung der Bedrohung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ie Demo ist gut vorbereitet und kann flüssig durchgeführt wer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er Kandidat kann die Schutzmassnahme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ie vorgegebene Zeit wurde eingehalt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ortrag: 6min, Demo: 4min, Vorgabe: zw. 15-20min</text:p>
          </table:table-cell>
        </table:table-row>
        <table:table-row table:style-name="ro4">
          <table:table-cell table:style-name="ce32" office:value-type="string" calcext:value-type="string">
            <text:p>Handou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Handout hält den vorgegebenen Rahmen ein (Anz. Seiten, Themen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Das Handout ist sauber, fehlerfrei und übersichtlich gestalte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x recht unglückliche Seitenumbrüche (Header mit 1 Zeile</text:p>
            <text:p>auf einer Seite, letzte Seite mit wenigen Zeilen). </text:p>
            <text:p>Achten Sie auf saubere Darstellung. Auch der Textblock </text:p>
            <text:p>zum Erlangen der Session-Informationen ist sehr </text:p>
            <text:p>Rudimentär / zusammengepresst, schwer verständlich</text:p>
            <text:p/>
            <text:p><text:span text:style-name="T1"> Auch Satzstellungsfehler vorhanden</text:span></text:p>
            <text:p><text:span text:style-name="T1">("Aber heutzutage gibt es kostenlose SSL Zertifizierungsstelle, wie Let’s Encrypt.")</text:span>.</text:p>
          </table:table-cell>
        </table:table-row>
        <table:table-row table:style-name="ro4">
          <table:table-cell office:value-type="string" calcext:value-type="string">
            <text:p>Das Handout erklärt das Bedrohungsszenario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erklärt die mögliche(n) Schutzmassnahme(n)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Das Handout zeigt ein Code-Beispiel und/oder Screenshot(s) des Angriffsszenario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Das Handout zeigt ein Code-Beispiel für die Schutzmassnahm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39" table:formula="of:=SUM([.B10:.B25])" office:value-type="float" office:value="16" calcext:value-type="float">
            <text:p>16</text:p>
          </table:table-cell>
          <table:table-cell table:style-name="ce39" table:formula="of:=SUM([.C10:.C25])" office:value-type="float" office:value="14.5" calcext:value-type="float">
            <text:p>14.5</text:p>
          </table:table-cell>
          <table:table-cell/>
        </table:table-row>
        <table:table-row table:style-name="ro2">
          <table:table-cell table:style-name="ce35" office:value-type="string" calcext:value-type="string">
            <text:p>Note</text:p>
          </table:table-cell>
          <table:table-cell table:style-name="ce40" table:formula="of:=(5*[.B26]/[.$B$26])+1" office:value-type="float" office:value="6" calcext:value-type="float">
            <text:p>6.0</text:p>
          </table:table-cell>
          <table:table-cell table:style-name="ce40" table:formula="of:=(5*[.C26]/[.$B$26])+1" office:value-type="float" office:value="5.53125" calcext:value-type="float">
            <text:p>5.5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41" table:formula="of:=[.B26]/[.$B$26]*100" office:value-type="float" office:value="100" calcext:value-type="float">
            <text:p>100.00</text:p>
          </table:table-cell>
          <table:table-cell table:style-name="ce41" table:formula="of:=[.C26]/[.$B$26]*100" office:value-type="float" office:value="90.625" calcext:value-type="float">
            <text:p>90.63</text:p>
          </table:table-cell>
          <table:table-cell/>
        </table:table-row>
        <table:table-row table:style-name="ro2">
          <table:table-cell table:style-name="ce36"/>
          <table:table-cell table:style-name="ce4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07:19:15.9102476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7-05-11T08:00:57.661520000</meta:creation-date>
    <dc:date>2020-11-11T07:24:02.759995732</dc:date>
    <meta:editing-duration>P8DT17H21M39S</meta:editing-duration>
    <meta:editing-cycles>339</meta:editing-cycles>
    <meta:generator>LibreOffice/7.0.3.1$MacOSX_X86_64 LibreOffice_project/d7547858d014d4cf69878db179d326fc3483e082</meta:generator>
    <dc:title>Prüfung</dc:title>
    <meta:print-date>2020-11-04T07:09:36.018057604</meta:print-date>
    <meta:document-statistic meta:table-count="1" meta:cell-count="69" meta:object-count="0"/>
  </office:meta>
</office:document-meta>
</file>